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5" draw:gradient-step-count="0" draw:textarea-horizontal-align="justify" draw:textarea-vertical-align="middle" draw:auto-grow-height="false" fo:min-height="5.51cm" fo:min-width="9.74cm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gradient" draw:fill-gradient-name="Gradient_20_5" draw:gradient-step-count="0"/>
      <style:paragraph-properties fo:text-align="center" style:writing-mode="lr-tb"/>
    </style:style>
    <style:style style:name="P2" style:family="paragraph">
      <loext:graphic-properties draw:fill-color="#ffffff"/>
      <style:text-properties fo:color="#ffffff" loext:opacity="100%" style:text-outline="false" fo:font-size="40pt" fo:text-shadow="none" fo:font-weight="normal" style:font-size-asian="32pt" style:font-size-complex="32pt" style:font-relief="none"/>
    </style:style>
    <style:style style:name="P3" style:family="paragraph">
      <loext:graphic-properties draw:fill-color="#ffffff"/>
    </style:style>
    <style:style style:name="T1" style:family="text">
      <style:text-properties fo:color="#ffffff" loext:opacity="100%" style:text-outline="false" fo:font-size="40pt" fo:language="en" fo:country="GB" fo:text-shadow="none" fo:font-weight="normal" style:font-size-asian="32pt" style:font-size-complex="32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0.24cm" svg:height="5.76cm" svg:x="0cm" svg:y="0cm" presentation:class="subtitle" presentation:user-transformed="true">
          <draw:text-box>
            <text:p><text:span text:style-name="T1">Harmonic</text:span></text:p>
            <text:p><text:span text:style-name="T1">Scale</text:span></text:p>
            <text:p><text:span text:style-name="T1">Tu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ira Code Medium" svg:font-family="'Fira Code Medium'" style:font-adornments="Normal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81d41a" draw:end-color="#00a933" draw:start-intensity="100%" draw:end-intensity="100%" draw:angle="30deg" draw:border="0%">
      <loext:gradient-stop svg:offset="0" loext:color-type="rgb" loext:color-value="#81d41a"/>
      <loext:gradient-stop svg:offset="1" loext:color-type="rgb" loext:color-value="#00a933"/>
    </draw:gradient>
    <draw:gradient draw:name="Gradient_20_5" draw:display-name="Gradient 5" draw:style="linear" draw:start-color="#ffbf00" draw:end-color="#ff0000" draw:start-intensity="100%" draw:end-intensity="100%" draw:angle="30deg" draw:border="0%">
      <loext:gradient-stop svg:offset="0" loext:color-type="rgb" loext:color-value="#ffbf00"/>
      <loext:gradient-stop svg:offset="1" loext:color-type="rgb" loext:color-value="#ff0000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11-23T18:26:04.490000000</dc:date>
    <meta:editing-duration>PT15M38S</meta:editing-duration>
    <meta:editing-cycles>6</meta:editing-cycles>
    <meta:generator>LibreOffice/24.2.5.2$Windows_X86_64 LibreOffice_project/bffef4ea93e59bebbeaf7f431bb02b1a39ee8a59</meta:generator>
    <meta:document-statistic meta:object-count="25"/>
  </office:meta>
</office:document-meta>
</file>